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889in"/>
    </style:style>
    <style:style style:name="ro3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9" table:default-cell-style-name="ce1"/>
        <table:table-row table:style-name="ro2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49.999999999933" calcext:value-type="float">
            <text:p>149.999999999933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99.9999999999854" calcext:value-type="float">
            <text:p>99.999999999985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 calcext:value-type="string">
            <text:p>Objective:</text:p>
          </table:table-cell>
          <table:table-cell table:style-name="ce6" table:formula="of:=SUMPRODUCT([.C5:.C6];[.E5:.E6])" office:value-type="float" office:value="116349.999999955" calcext:value-type="float">
            <text:p/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:</text:p>
          </table:table-cell>
          <table:table-cell table:style-name="ce7" table:formula="of:=[.E5]+[.E6]" office:value-type="float" office:value="249.999999999919" calcext:value-type="float">
            <text:p/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250" calcext:value-type="float">
            <text:p>250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egular Demand:</text:p>
          </table:table-cell>
          <table:table-cell table:style-name="ce7" table:formula="of:=[.E5]" office:value-type="float" office:value="149.999999999933" calcext:value-type="float">
            <text:p/>
          </table:table-cell>
          <table:table-cell table:style-name="ce7" office:value-type="string" calcext:value-type="string">
            <text:p>&lt;=</text:p>
          </table:table-cell>
          <table:table-cell table:style-name="ce7" table:formula="of:=[.D5]" office:value-type="float" office:value="150" calcext:value-type="float">
            <text:p/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99.9999999999854" calcext:value-type="float">
            <text:p/>
          </table:table-cell>
          <table:table-cell table:style-name="ce7" office:value-type="string" calcext:value-type="string">
            <text:p>&lt;=</text:p>
          </table:table-cell>
          <table:table-cell table:style-name="ce7" table:formula="of:=[.D6]" office:value-type="float" office:value="150" calcext:value-type="float">
            <text:p/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149.999999999933" calcext:value-type="float">
            <text:p/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99.9999999999854" calcext:value-type="float">
            <text:p/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16:21:05.6091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4-05-12T16:29:45.161313000</dc:date>
    <meta:editing-duration>P1DT13H23M9S</meta:editing-duration>
    <meta:editing-cycles>12</meta:editing-cycles>
    <meta:generator>LibreOffice/4.2.1.1$MacOSX_X86_64 LibreOffice_project/d7dbbd7842e6a58b0f521599204e827654e1fb8b</meta:generator>
    <meta:document-statistic meta:table-count="3" meta:cell-count="41" meta:object-count="0"/>
  </office:meta>
</office:document-meta>
</file>